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JavaFileManagerTests.getClassLoaderReturns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JavaFileManagerTests.getJavaFileForOutputWhenNotClassKindDelegatesToParentFi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JavaFileManagerTests.writeDummyResource( FileObject fil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JavaFileManag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ynamicJavaFileManagerTests.getFileForOutputReturn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JavaFileManagerTests.listWithRecurseReturnsClassesInRequestedPackageAndSub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ynamicJavaFileManagerTests.getClassFilesReturnsClass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ynamicJavaFileManagerTests.getJavaFileForOutputWhenClassKindAndAlreadySeenReturnsSameDynamicClas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ynamicJavaFileManagerTests.getJavaFileForOutputWhenClassKindReturnsDynamicClas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JavaFileManagerTests.writeDummyBytecode( JavaFileObject fil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JavaFileManagerTests.listWithoutRecurseReturnsClassesInRequested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JavaFileManagerTests.listWithoutClassKindDoesNotReturn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JavaFileManagerTests.getFileForOutputReturnsDynamicResourc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